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Reto1-UD2 Empezando con transferencias de ficheros y conexión a shell remota</text:p>
      <text:p text:style-name="P2"/>
      <text:p text:style-name="P3">CONCLUSIONES Arancha Chicharro</text:p>
      <text:p text:style-name="P4"/>
      <text:p text:style-name="Normal">Es práctica me ha resultado bastante difícil, en cuanto a las herramientas e incluso lo términos utilizados. Nunca había visto este tipo de temario o conceptos. Por suerte en mi grupo está la compañera Carolain, que controla bastante en este campo y me ha ayudado mucho, cualquier cosa que hacíamos lo explicaba para que lo pudiera entender bien.<text:line-break/></text:p>
      <text:p text:style-name="Normal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icharro Montejano, Aránzazu</meta:initial-creator>
    <dc:creator>Chicharro Montejano, Aránzazu</dc:creator>
    <meta:creation-date>2023-11-14T16:30:00Z</meta:creation-date>
    <dc:date>2023-11-14T16:41:00Z</dc:date>
    <meta:template xlink:href="Normal" xlink:type="simple"/>
    <meta:editing-cycles>1</meta:editing-cycles>
    <meta:editing-duration>PT660S</meta:editing-duration>
    <meta:document-statistic meta:page-count="1" meta:paragraph-count="1" meta:word-count="70" meta:character-count="459" meta:row-count="3" meta:non-whitespace-character-count="390"/>
  </office:meta>
</office:document-meta>
</file>